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291b" officeooo:paragraph-rsid="001a291b"/>
    </style:style>
    <style:style style:name="P2" style:family="paragraph" style:parent-style-name="Standard" style:list-style-name="L1">
      <style:text-properties officeooo:rsid="001a291b" officeooo:paragraph-rsid="001a291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dly Project:</text:p>
      <text:p text:style-name="P1">Tasks: </text:p>
      <text:list xml:id="list1709663896" text:style-name="L1">
        <text:list-item>
          <text:p text:style-name="P2">Create a service for managing the list of genres like:</text:p>
          <text:list>
            <text:list-item>
              <text:p text:style-name="P2">Action</text:p>
            </text:list-item>
            <text:list-item>
              <text:p text:style-name="P2">Horror</text:p>
            </text:list-item>
          </text:list>
        </text:list-item>
        <text:list-item>
          <text:p text:style-name="P2">End points:</text:p>
          <text:list>
            <text:list-item>
              <text:p text:style-name="P2">Retrieve list of all available genres</text:p>
            </text:list-item>
            <text:list-item>
              <text:p text:style-name="P2">Create a new genre</text:p>
            </text:list-item>
            <text:list-item>
              <text:p text:style-name="P2">Update an existing genre</text:p>
            </text:list-item>
            <text:list-item>
              <text:p text:style-name="P2">Delete an existing genre</text:p>
            </text:list-item>
          </text:list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1:05:03.639740237</meta:creation-date>
    <dc:date>2019-12-04T11:49:10.292369295</dc:date>
    <meta:editing-duration>PT33M5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44" meta:character-count="219" meta:non-whitespace-character-count="193"/>
  </office:meta>
</office:document-meta>
</file>